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0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10645833333333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6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9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1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3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5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31" table:default-cell-style-name="ce16"/>
        <table:table-column table:style-name="co7" table:default-cell-style-name="ce16"/>
        <table:table-column table:style-name="co6" table:number-columns-repeated="3" table:default-cell-style-name="ce16"/>
        <table:table-column table:style-name="co8" table:default-cell-style-name="ce16"/>
        <table:table-column table:style-name="co9" table:default-cell-style-name="ce16"/>
        <table:table-column table:style-name="co1" table:number-columns-repeated="16342" table:default-cell-style-name="ce16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6" table:style-name="ce5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152" table:content-validation-name="val2" table:style-name="ce25">
            <text:p>10152.00</text:p>
          </table:table-cell>
          <table:table-cell office:value-type="float" office:value="9256.0380104932156" table:content-validation-name="val1" table:style-name="ce27">
            <text:p>9256.04</text:p>
          </table:table-cell>
          <table:table-cell office:value-type="float" office:value="20801" table:content-validation-name="val2" table:style-name="ce25">
            <text:p>20801.00</text:p>
          </table:table-cell>
          <table:table-cell office:value-type="float" office:value="19663.855638129928" table:content-validation-name="val1" table:style-name="ce27">
            <text:p>19663.86</text:p>
          </table:table-cell>
          <table:table-cell office:value-type="float" office:value="14414" table:content-validation-name="val2" table:style-name="ce25">
            <text:p>14414.00</text:p>
          </table:table-cell>
          <table:table-cell office:value-type="float" office:value="13951.209737234296" table:content-validation-name="val1" table:style-name="ce27">
            <text:p>13951.21</text:p>
          </table:table-cell>
          <table:table-cell office:value-type="float" office:value="5573" table:content-validation-name="val2" table:style-name="ce25">
            <text:p>5573.00</text:p>
          </table:table-cell>
          <table:table-cell office:value-type="float" office:value="5442.6250225230051" table:content-validation-name="val1" table:style-name="ce27">
            <text:p>5442.63</text:p>
          </table:table-cell>
          <table:table-cell office:value-type="float" office:value="370" table:content-validation-name="val2" table:style-name="ce25">
            <text:p>370.00</text:p>
          </table:table-cell>
          <table:table-cell office:value-type="float" office:value="364.36216216189996" table:content-validation-name="val1" table:style-name="ce27">
            <text:p>364.36</text:p>
          </table:table-cell>
          <table:table-cell office:value-type="float" office:value="140" table:content-validation-name="val2" table:style-name="ce25">
            <text:p>140.00</text:p>
          </table:table-cell>
          <table:table-cell office:value-type="float" office:value="139.57" table:content-validation-name="val1" table:style-name="ce27">
            <text:p>139.57</text:p>
          </table:table-cell>
          <table:table-cell office:value-type="float" office:value="51450" table:style-name="ce7">
            <text:p>51,450</text:p>
          </table:table-cell>
          <table:table-cell office:value-type="float" office:value="48817.660570542343" table:style-name="ce8">
            <text:p>48,817.66</text:p>
          </table:table-cell>
          <table:table-cell office:value-type="float" office:value="1768" table:content-validation-name="val4" table:style-name="ce31">
            <text:p>1768</text:p>
          </table:table-cell>
          <table:table-cell office:value-type="float" office:value="1622.582162161001" table:content-validation-name="val1" table:style-name="ce29">
            <text:p>1622.58</text:p>
          </table:table-cell>
          <table:table-cell office:value-type="float" office:value="408" table:content-validation-name="val4" table:style-name="ce31">
            <text:p>408</text:p>
          </table:table-cell>
          <table:table-cell office:value-type="float" office:value="400.8918918919" table:content-validation-name="val1" table:style-name="ce29">
            <text:p>400.89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2176" table:style-name="ce7">
            <text:p>2,176</text:p>
          </table:table-cell>
          <table:table-cell office:value-type="float" office:value="2023.474054052901" table:style-name="ce8">
            <text:p>2,023.47</text:p>
          </table:table-cell>
          <table:table-cell table:style-name="ce10"/>
          <table:table-cell office:value-type="float" office:value="53626" table:style-name="ce7">
            <text:p>53,626</text:p>
          </table:table-cell>
          <table:table-cell office:value-type="float" office:value="50841.134624595245" table:style-name="ce8">
            <text:p>50,841.13</text:p>
          </table:table-cell>
          <table:table-cell office:value-type="currency" office:value="162605344.94999999" table:content-validation-name="val5" table:style-name="ce11">
            <text:p>£162,605,344.95</text:p>
          </table:table-cell>
          <table:table-cell office:value-type="currency" office:value="14268215.610000022" table:content-validation-name="val5" table:style-name="ce11">
            <text:p>£14,268,215.61</text:p>
          </table:table-cell>
          <table:table-cell office:value-type="currency" office:value="4146020.88" table:content-validation-name="val5" table:style-name="ce11">
            <text:p>£4,146,020.88</text:p>
          </table:table-cell>
          <table:table-cell office:value-type="currency" office:value="1561350.7700000003" table:content-validation-name="val5" table:style-name="ce11">
            <text:p>£1,561,350.77</text:p>
          </table:table-cell>
          <table:table-cell office:value-type="currency" office:value="48744281.079999998" table:content-validation-name="val5" table:style-name="ce11">
            <text:p>£48,744,281.08</text:p>
          </table:table-cell>
          <table:table-cell office:value-type="currency" office:value="23257136.039999999" table:content-validation-name="val5" table:style-name="ce11">
            <text:p>£23,257,136.04</text:p>
          </table:table-cell>
          <table:table-cell office:value-type="currency" office:value="254582349.33000001" table:style-name="ce12">
            <text:p>£254,582,349.33</text:p>
          </table:table-cell>
          <table:table-cell office:value-type="currency" office:value="12489499.150000002" table:content-validation-name="val5" table:style-name="ce13">
            <text:p>£12,489,499.15</text:p>
          </table:table-cell>
          <table:table-cell office:value-type="currency" office:value="9087875.9499999993" table:content-validation-name="val5" table:style-name="ce13">
            <text:p>£9,087,875.95</text:p>
          </table:table-cell>
          <table:table-cell office:value-type="currency" office:value="21577375.100000001" table:style-name="ce12">
            <text:p>£21,577,375.10</text:p>
          </table:table-cell>
          <table:table-cell office:value-type="currency" office:value="276159724.43000001" table:style-name="ce14">
            <text:p>£276,159,724.43</text:p>
          </table:table-cell>
          <table:table-cell office:value-type="string" table:style-name="ce15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6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8" table:content-validation-name="val2" table:style-name="ce25">
            <text:p>428.00</text:p>
          </table:table-cell>
          <table:table-cell office:value-type="float" office:value="333.39" table:content-validation-name="val1" table:style-name="ce27">
            <text:p>333.39</text:p>
          </table:table-cell>
          <table:table-cell office:value-type="float" office:value="327" table:content-validation-name="val2" table:style-name="ce25">
            <text:p>327.00</text:p>
          </table:table-cell>
          <table:table-cell office:value-type="float" office:value="296.7" table:content-validation-name="val1" table:style-name="ce27">
            <text:p>296.70</text:p>
          </table:table-cell>
          <table:table-cell office:value-type="float" office:value="547" table:content-validation-name="val2" table:style-name="ce25">
            <text:p>547.00</text:p>
          </table:table-cell>
          <table:table-cell office:value-type="float" office:value="525.33000000000004" table:content-validation-name="val1" table:style-name="ce27">
            <text:p>525.33</text:p>
          </table:table-cell>
          <table:table-cell office:value-type="float" office:value="111" table:content-validation-name="val2" table:style-name="ce25">
            <text:p>111.00</text:p>
          </table:table-cell>
          <table:table-cell office:value-type="float" office:value="108.29" table:content-validation-name="val1" table:style-name="ce27">
            <text:p>108.29</text:p>
          </table:table-cell>
          <table:table-cell office:value-type="float" office:value="8" table:content-validation-name="val2" table:style-name="ce25">
            <text:p>8.00</text:p>
          </table:table-cell>
          <table:table-cell office:value-type="float" office:value="7.8" table:content-validation-name="val1" table:style-name="ce27">
            <text:p>7.80</text:p>
          </table:table-cell>
          <table:table-cell office:value-type="float" office:value="0" table:content-validation-name="val2" table:style-name="ce25">
            <text:p>0.00</text:p>
          </table:table-cell>
          <table:table-cell office:value-type="float" office:value="0" table:content-validation-name="val1" table:style-name="ce27">
            <text:p>0.00</text:p>
          </table:table-cell>
          <table:table-cell office:value-type="float" office:value="1421" table:style-name="ce7">
            <text:p>1,421</text:p>
          </table:table-cell>
          <table:table-cell office:value-type="float" office:value="1271.51" table:style-name="ce8">
            <text:p>1,271.51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12" table:content-validation-name="val1" table:style-name="ce29">
            <text:p>12.00</text:p>
          </table:table-cell>
          <table:table-cell office:value-type="float" office:value="12" table:content-validation-name="val3" table:style-name="ce33">
            <text:p>12.00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8">
            <text:p>12.00</text:p>
          </table:table-cell>
          <table:table-cell table:style-name="ce10"/>
          <table:table-cell office:value-type="float" office:value="1433" table:style-name="ce7">
            <text:p>1,433</text:p>
          </table:table-cell>
          <table:table-cell office:value-type="float" office:value="1283.51" table:style-name="ce8">
            <text:p>1,283.51</text:p>
          </table:table-cell>
          <table:table-cell office:value-type="currency" office:value="3874094.5099999993" table:content-validation-name="val5" table:style-name="ce11">
            <text:p>£3,874,094.51</text:p>
          </table:table-cell>
          <table:table-cell office:value-type="currency" office:value="18173.36" table:content-validation-name="val5" table:style-name="ce11">
            <text:p>£18,173.36</text:p>
          </table:table-cell>
          <table:table-cell office:value-type="currency" office:value="0" table:content-validation-name="val5" table:style-name="ce11">
            <text:p>£0.00</text:p>
          </table:table-cell>
          <table:table-cell office:value-type="currency" office:value="215731.4" table:content-validation-name="val5" table:style-name="ce11">
            <text:p>£215,731.40</text:p>
          </table:table-cell>
          <table:table-cell office:value-type="currency" office:value="1116252.8600000001" table:content-validation-name="val5" table:style-name="ce11">
            <text:p>£1,116,252.86</text:p>
          </table:table-cell>
          <table:table-cell office:value-type="currency" office:value="543278.79" table:content-validation-name="val5" table:style-name="ce11">
            <text:p>£543,278.79</text:p>
          </table:table-cell>
          <table:table-cell office:value-type="currency" office:value="5767530.919999999" table:style-name="ce12">
            <text:p>£5,767,530.92</text:p>
          </table:table-cell>
          <table:table-cell office:value-type="currency" office:value="150095.76" table:content-validation-name="val5" table:style-name="ce13">
            <text:p>£150,095.76</text:p>
          </table:table-cell>
          <table:table-cell office:value-type="currency" office:value="0" table:content-validation-name="val5" table:style-name="ce13">
            <text:p>£0.00</text:p>
          </table:table-cell>
          <table:table-cell office:value-type="currency" office:value="150095.76" table:style-name="ce12">
            <text:p>£150,095.76</text:p>
          </table:table-cell>
          <table:table-cell office:value-type="currency" office:value="5917626.6799999988" table:style-name="ce14">
            <text:p>£5,917,626.68</text:p>
          </table:table-cell>
          <table:table-cell table:style-name="ce5"/>
          <table:table-cell table:number-columns-repeated="16342" table:style-name="ce16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2" table:content-validation-name="val2" table:style-name="ce25">
            <text:p>32.00</text:p>
          </table:table-cell>
          <table:table-cell office:value-type="float" office:value="31.08" table:content-validation-name="val1" table:style-name="ce27">
            <text:p>31.08</text:p>
          </table:table-cell>
          <table:table-cell office:value-type="float" office:value="135" table:content-validation-name="val2" table:style-name="ce25">
            <text:p>135.00</text:p>
          </table:table-cell>
          <table:table-cell office:value-type="float" office:value="129.91" table:content-validation-name="val1" table:style-name="ce27">
            <text:p>129.91</text:p>
          </table:table-cell>
          <table:table-cell office:value-type="float" office:value="671" table:content-validation-name="val2" table:style-name="ce25">
            <text:p>671.00</text:p>
          </table:table-cell>
          <table:table-cell office:value-type="float" office:value="640.85" table:content-validation-name="val1" table:style-name="ce27">
            <text:p>640.85</text:p>
          </table:table-cell>
          <table:table-cell office:value-type="float" office:value="112" table:content-validation-name="val2" table:style-name="ce25">
            <text:p>112.00</text:p>
          </table:table-cell>
          <table:table-cell office:value-type="float" office:value="109.96" table:content-validation-name="val1" table:style-name="ce27">
            <text:p>109.96</text:p>
          </table:table-cell>
          <table:table-cell office:value-type="float" office:value="12" table:content-validation-name="val2" table:style-name="ce25">
            <text:p>12.00</text:p>
          </table:table-cell>
          <table:table-cell office:value-type="float" office:value="12" table:content-validation-name="val1" table:style-name="ce27">
            <text:p>12.00</text:p>
          </table:table-cell>
          <table:table-cell office:value-type="float" office:value="1" table:content-validation-name="val2" table:style-name="ce25">
            <text:p>1.00</text:p>
          </table:table-cell>
          <table:table-cell office:value-type="float" office:value="1" table:content-validation-name="val1" table:style-name="ce27">
            <text:p>1.00</text:p>
          </table:table-cell>
          <table:table-cell office:value-type="float" office:value="963" table:style-name="ce7">
            <text:p>963</text:p>
          </table:table-cell>
          <table:table-cell office:value-type="float" office:value="924.80000000000007" table:style-name="ce8">
            <text:p>924.8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1" table:content-validation-name="val4" table:style-name="ce31">
            <text:p>1</text:p>
          </table:table-cell>
          <table:table-cell office:value-type="float" office:value="1" table:content-validation-name="val1" table:style-name="ce29">
            <text:p>1.00</text:p>
          </table:table-cell>
          <table:table-cell office:value-type="float" office:value="1" table:content-validation-name="val1" table:style-name="ce29">
            <text:p>1.00</text:p>
          </table:table-cell>
          <table:table-cell office:value-type="float" office:value="1" table:content-validation-name="val3" table:style-name="ce33">
            <text:p>1.0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.00</text:p>
          </table:table-cell>
          <table:table-cell table:style-name="ce10"/>
          <table:table-cell office:value-type="float" office:value="965" table:style-name="ce7">
            <text:p>965</text:p>
          </table:table-cell>
          <table:table-cell office:value-type="float" office:value="926.80000000000007" table:style-name="ce8">
            <text:p>926.80</text:p>
          </table:table-cell>
          <table:table-cell office:value-type="currency" office:value="3342893" table:content-validation-name="val5" table:style-name="ce11">
            <text:p>£3,342,893.00</text:p>
          </table:table-cell>
          <table:table-cell office:value-type="currency" office:value="118877" table:content-validation-name="val5" table:style-name="ce11">
            <text:p>£118,877.00</text:p>
          </table:table-cell>
          <table:table-cell office:value-type="currency" office:value="0" table:content-validation-name="val5" table:style-name="ce11">
            <text:p>£0.00</text:p>
          </table:table-cell>
          <table:table-cell office:value-type="currency" office:value="13251" table:content-validation-name="val5" table:style-name="ce11">
            <text:p>£13,251.00</text:p>
          </table:table-cell>
          <table:table-cell office:value-type="currency" office:value="947942" table:content-validation-name="val5" table:style-name="ce11">
            <text:p>£947,942.00</text:p>
          </table:table-cell>
          <table:table-cell office:value-type="currency" office:value="475288" table:content-validation-name="val5" table:style-name="ce11">
            <text:p>£475,288.00</text:p>
          </table:table-cell>
          <table:table-cell office:value-type="currency" office:value="4898251" table:style-name="ce12">
            <text:p>£4,898,251.00</text:p>
          </table:table-cell>
          <table:table-cell office:value-type="currency" office:value="6510" table:content-validation-name="val5" table:style-name="ce13">
            <text:p>£6,510.00</text:p>
          </table:table-cell>
          <table:table-cell office:value-type="currency" office:value="0" table:content-validation-name="val5" table:style-name="ce13">
            <text:p>£0.00</text:p>
          </table:table-cell>
          <table:table-cell office:value-type="currency" office:value="6510" table:style-name="ce12">
            <text:p>£6,510.00</text:p>
          </table:table-cell>
          <table:table-cell office:value-type="currency" office:value="4904761" table:style-name="ce14">
            <text:p>£4,904,761.00</text:p>
          </table:table-cell>
          <table:table-cell table:style-name="ce5"/>
          <table:table-cell table:number-columns-repeated="16342" table:style-name="ce16"/>
        </table:table-row>
        <table:table-row table:style-name="ro3">
          <table:table-cell office:value-type="float" office:value="2026" table:style-name="ce17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17">
            <text:p>Immigration Advice Authority</text:p>
          </table:table-cell>
          <table:table-cell office:value-type="string" table:style-name="ce17">
            <text:p>Executive Non-Departmental Public Body</text:p>
          </table:table-cell>
          <table:table-cell office:value-type="string" table:style-name="ce17">
            <text:p>Home Office</text:p>
          </table:table-cell>
          <table:table-cell office:value-type="float" office:value="10" table:content-validation-name="val2" table:style-name="ce35">
            <text:p>10.00</text:p>
          </table:table-cell>
          <table:table-cell office:value-type="float" office:value="9.2200000000000006" table:content-validation-name="val1" table:style-name="ce35">
            <text:p>9.22</text:p>
          </table:table-cell>
          <table:table-cell office:value-type="float" office:value="13" table:content-validation-name="val2" table:style-name="ce35">
            <text:p>13.00</text:p>
          </table:table-cell>
          <table:table-cell office:value-type="float" office:value="12.5" table:content-validation-name="val1" table:style-name="ce35">
            <text:p>12.50</text:p>
          </table:table-cell>
          <table:table-cell office:value-type="float" office:value="43" table:content-validation-name="val2" table:style-name="ce35">
            <text:p>43.00</text:p>
          </table:table-cell>
          <table:table-cell office:value-type="float" office:value="4.58" table:content-validation-name="val1" table:style-name="ce35">
            <text:p>4.58</text:p>
          </table:table-cell>
          <table:table-cell office:value-type="float" office:value="11" table:content-validation-name="val2" table:style-name="ce35">
            <text:p>11.00</text:p>
          </table:table-cell>
          <table:table-cell office:value-type="float" office:value="11" table:content-validation-name="val1" table:style-name="ce35">
            <text:p>11.00</text:p>
          </table:table-cell>
          <table:table-cell office:value-type="float" office:value="2" table:content-validation-name="val2" table:style-name="ce35">
            <text:p>2.00</text:p>
          </table:table-cell>
          <table:table-cell office:value-type="float" office:value="2" table:content-validation-name="val1" table:style-name="ce35">
            <text:p>2.00</text:p>
          </table:table-cell>
          <table:table-cell office:value-type="float" office:value="0.6" table:content-validation-name="val2" table:style-name="ce35">
            <text:p>0.60</text:p>
          </table:table-cell>
          <table:table-cell office:value-type="float" office:value="0.6" table:content-validation-name="val1" table:style-name="ce35">
            <text:p>0.60</text:p>
          </table:table-cell>
          <table:table-cell office:value-type="float" office:value="79.599999999999994" table:style-name="ce7">
            <text:p>80</text:p>
          </table:table-cell>
          <table:table-cell office:value-type="float" office:value="39.9" table:style-name="ce8">
            <text:p>39.90</text:p>
          </table:table-cell>
          <table:table-cell office:value-type="float" office:value="0" table:content-validation-name="val4" table:style-name="ce32">
            <text:p>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4" table:style-name="ce32">
            <text:p>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3" table:style-name="ce3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style-name="ce20"/>
          <table:table-cell office:value-type="float" office:value="79.599999999999994" table:style-name="ce7">
            <text:p>80</text:p>
          </table:table-cell>
          <table:table-cell office:value-type="float" office:value="39.9" table:style-name="ce8">
            <text:p>39.90</text:p>
          </table:table-cell>
          <table:table-cell office:value-type="currency" office:value="289289.31" table:content-validation-name="val5" table:style-name="ce11">
            <text:p>£289,289.31</text:p>
          </table:table-cell>
          <table:table-cell office:value-type="currency" office:value="0" table:content-validation-name="val5" table:style-name="ce11">
            <text:p>£0.00</text:p>
          </table:table-cell>
          <table:table-cell office:value-type="currency" office:value="0" table:content-validation-name="val5" table:style-name="ce11">
            <text:p>£0.00</text:p>
          </table:table-cell>
          <table:table-cell office:value-type="currency" office:value="0" table:content-validation-name="val5" table:style-name="ce11">
            <text:p>£0.00</text:p>
          </table:table-cell>
          <table:table-cell office:value-type="currency" office:value="82675.929999999993" table:content-validation-name="val5" table:style-name="ce11">
            <text:p>£82,675.93</text:p>
          </table:table-cell>
          <table:table-cell office:value-type="currency" office:value="38429.51" table:content-validation-name="val5" table:style-name="ce11">
            <text:p>£38,429.51</text:p>
          </table:table-cell>
          <table:table-cell office:value-type="currency" office:value="410394.75" table:style-name="ce12">
            <text:p>£410,394.75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410394.75" table:style-name="ce12">
            <text:p>£410,394.75</text:p>
          </table:table-cell>
          <table:table-cell table:style-name="ce17"/>
          <table:table-cell table:number-columns-repeated="9" table:style-name="ce22"/>
          <table:table-cell table:number-columns-repeated="16333" table:style-name="ce23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5" table:content-validation-name="val2" table:style-name="ce25">
            <text:p>95.00</text:p>
          </table:table-cell>
          <table:table-cell office:value-type="float" office:value="89.1" table:content-validation-name="val1" table:style-name="ce27">
            <text:p>89.10</text:p>
          </table:table-cell>
          <table:table-cell office:value-type="float" office:value="111" table:content-validation-name="val2" table:style-name="ce25">
            <text:p>111.00</text:p>
          </table:table-cell>
          <table:table-cell office:value-type="float" office:value="109.39" table:content-validation-name="val1" table:style-name="ce27">
            <text:p>109.39</text:p>
          </table:table-cell>
          <table:table-cell office:value-type="float" office:value="120" table:content-validation-name="val2" table:style-name="ce25">
            <text:p>120.00</text:p>
          </table:table-cell>
          <table:table-cell office:value-type="float" office:value="118.71" table:content-validation-name="val1" table:style-name="ce27">
            <text:p>118.71</text:p>
          </table:table-cell>
          <table:table-cell office:value-type="float" office:value="33" table:content-validation-name="val2" table:style-name="ce25">
            <text:p>33.00</text:p>
          </table:table-cell>
          <table:table-cell office:value-type="float" office:value="32.799999999999997" table:content-validation-name="val1" table:style-name="ce27">
            <text:p>32.80</text:p>
          </table:table-cell>
          <table:table-cell office:value-type="float" office:value="6" table:content-validation-name="val2" table:style-name="ce25">
            <text:p>6.00</text:p>
          </table:table-cell>
          <table:table-cell office:value-type="float" office:value="6" table:content-validation-name="val1" table:style-name="ce27">
            <text:p>6.00</text:p>
          </table:table-cell>
          <table:table-cell office:value-type="float" office:value="8" table:content-validation-name="val2" table:style-name="ce25">
            <text:p>8.00</text:p>
          </table:table-cell>
          <table:table-cell office:value-type="float" office:value="0.71" table:content-validation-name="val1" table:style-name="ce27">
            <text:p>0.71</text:p>
          </table:table-cell>
          <table:table-cell office:value-type="float" office:value="373" table:style-name="ce7">
            <text:p>373</text:p>
          </table:table-cell>
          <table:table-cell office:value-type="float" office:value="356.71" table:style-name="ce8">
            <text:p>356.71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style-name="ce10"/>
          <table:table-cell office:value-type="float" office:value="373" table:style-name="ce7">
            <text:p>373</text:p>
          </table:table-cell>
          <table:table-cell office:value-type="float" office:value="356.71" table:style-name="ce8">
            <text:p>356.71</text:p>
          </table:table-cell>
          <table:table-cell office:value-type="currency" office:value="1557288.3599999999" table:content-validation-name="val5" table:style-name="ce11">
            <text:p>£1,557,288.36</text:p>
          </table:table-cell>
          <table:table-cell office:value-type="currency" office:value="20402.820000000003" table:content-validation-name="val5" table:style-name="ce11">
            <text:p>£20,402.82</text:p>
          </table:table-cell>
          <table:table-cell office:value-type="currency" office:value="3450" table:content-validation-name="val5" table:style-name="ce11">
            <text:p>£3,450.00</text:p>
          </table:table-cell>
          <table:table-cell office:value-type="currency" office:value="1253.44" table:content-validation-name="val5" table:style-name="ce11">
            <text:p>£1,253.44</text:p>
          </table:table-cell>
          <table:table-cell office:value-type="currency" office:value="415821.47999999986" table:content-validation-name="val5" table:style-name="ce11">
            <text:p>£415,821.48</text:p>
          </table:table-cell>
          <table:table-cell office:value-type="currency" office:value="213813.21" table:content-validation-name="val5" table:style-name="ce11">
            <text:p>£213,813.21</text:p>
          </table:table-cell>
          <table:table-cell office:value-type="currency" office:value="2212029.3099999996" table:style-name="ce12">
            <text:p>£2,212,029.31</text:p>
          </table:table-cell>
          <table:table-cell office:value-type="currency" office:value="0" table:content-validation-name="val5" table:style-name="ce13">
            <text:p>£0.00</text:p>
          </table:table-cell>
          <table:table-cell office:value-type="currency" office:value="0" table:content-validation-name="val5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2212029.3099999996" table:style-name="ce14">
            <text:p>£2,212,029.31</text:p>
          </table:table-cell>
          <table:table-cell table:style-name="ce5"/>
          <table:table-cell table:number-columns-repeated="16342" table:style-name="ce16"/>
        </table:table-row>
        <table:table-row table:style-name="ro3">
          <table:table-cell office:value-type="float" office:value="2026" table:style-name="ce5">
            <text:p>2026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6">
            <text:p>7.00</text:p>
          </table:table-cell>
          <table:table-cell office:value-type="float" office:value="6" table:content-validation-name="val1" table:style-name="ce28">
            <text:p>6.00</text:p>
          </table:table-cell>
          <table:table-cell office:value-type="float" office:value="10" table:content-validation-name="val2" table:style-name="ce26">
            <text:p>10.00</text:p>
          </table:table-cell>
          <table:table-cell office:value-type="float" office:value="8.6" table:content-validation-name="val1" table:style-name="ce28">
            <text:p>8.60</text:p>
          </table:table-cell>
          <table:table-cell office:value-type="float" office:value="83" table:content-validation-name="val2" table:style-name="ce26">
            <text:p>83.00</text:p>
          </table:table-cell>
          <table:table-cell office:value-type="float" office:value="80.12" table:content-validation-name="val1" table:style-name="ce28">
            <text:p>80.12</text:p>
          </table:table-cell>
          <table:table-cell office:value-type="float" office:value="9" table:content-validation-name="val2" table:style-name="ce26">
            <text:p>9.00</text:p>
          </table:table-cell>
          <table:table-cell office:value-type="float" office:value="8.6199999999999992" table:content-validation-name="val1" table:style-name="ce28">
            <text:p>8.62</text:p>
          </table:table-cell>
          <table:table-cell office:value-type="float" office:value="3" table:content-validation-name="val2" table:style-name="ce26">
            <text:p>3.00</text:p>
          </table:table-cell>
          <table:table-cell office:value-type="float" office:value="3" table:content-validation-name="val1" table:style-name="ce28">
            <text:p>3.00</text:p>
          </table:table-cell>
          <table:table-cell office:value-type="float" office:value="0" table:content-validation-name="val2" table:style-name="ce26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12" table:style-name="ce7">
            <text:p>112</text:p>
          </table:table-cell>
          <table:table-cell office:value-type="float" office:value="106.34" table:style-name="ce8">
            <text:p>106.34</text:p>
          </table:table-cell>
          <table:table-cell office:value-type="float" office:value="0" table:content-validation-name="val4" table:style-name="ce32">
            <text:p>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4" table:style-name="ce32">
            <text:p>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3" table:style-name="ce3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style-name="ce10"/>
          <table:table-cell office:value-type="float" office:value="112" table:style-name="ce7">
            <text:p>112</text:p>
          </table:table-cell>
          <table:table-cell office:value-type="float" office:value="106.34" table:style-name="ce8">
            <text:p>106.34</text:p>
          </table:table-cell>
          <table:table-cell office:value-type="currency" office:value="345835.69" table:content-validation-name="val5" table:style-name="ce21">
            <text:p>£345,835.69</text:p>
          </table:table-cell>
          <table:table-cell office:value-type="currency" office:value="4931.71" table:content-validation-name="val5" table:style-name="ce21">
            <text:p>£4,931.71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128.24" table:content-validation-name="val5" table:style-name="ce21">
            <text:p>£128.24</text:p>
          </table:table-cell>
          <table:table-cell office:value-type="currency" office:value="94025.44" table:content-validation-name="val5" table:style-name="ce21">
            <text:p>£94,025.44</text:p>
          </table:table-cell>
          <table:table-cell office:value-type="currency" office:value="46774.48" table:content-validation-name="val5" table:style-name="ce21">
            <text:p>£46,774.48</text:p>
          </table:table-cell>
          <table:table-cell office:value-type="currency" office:value="491695.56" table:style-name="ce12">
            <text:p>£491,695.56</text:p>
          </table:table-cell>
          <table:table-cell office:value-type="currency" office:value="0" table:content-validation-name="val5" table:style-name="ce13">
            <text:p>£0.00</text:p>
          </table:table-cell>
          <table:table-cell office:value-type="currency" office:value="0" table:content-validation-name="val5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491695.56" table:style-name="ce14">
            <text:p>£491,695.56</text:p>
          </table:table-cell>
          <table:table-cell table:style-name="ce5"/>
          <table:table-cell table:number-columns-repeated="16342" table:style-name="ce16"/>
        </table:table-row>
        <table:table-row table:style-name="ro3">
          <table:table-cell table:number-columns-repeated="36" table:style-name="ce16"/>
          <table:table-cell table:style-name="ce24"/>
          <table:table-cell table:number-columns-repeated="2" table:style-name="ce16"/>
          <table:table-cell table:number-columns-repeated="2" table:style-name="ce24"/>
          <table:table-cell table:number-columns-repeated="16343" table:style-name="ce16"/>
        </table:table-row>
        <table:table-row table:number-rows-repeated="4" table:style-name="ro3">
          <table:table-cell table:number-columns-repeated="36" table:style-name="ce16"/>
          <table:table-cell table:style-name="ce24"/>
          <table:table-cell table:number-columns-repeated="2" table:style-name="ce16"/>
          <table:table-cell table:number-columns-repeated="2" table:style-name="ce24"/>
          <table:table-cell table:number-columns-repeated="10" table:style-name="ce16"/>
          <table:table-cell table:number-columns-repeated="16333" table:style-name="ce1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/>
    <dc:creator/>
    <meta:creation-date>2026-03-20T11:24:09Z</meta:creation-date>
    <dc:date>2026-03-20T11:24:17Z</dc:date>
  </office:meta>
</office:document-meta>
</file>